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.769cm" svg:height="1.75cm" svg:x="1.431cm" svg:y="2.4cm">
          <draw:text-box>
            <text:p>x[i]</text:p>
          </draw:text-box>
        </draw:frame>
        <draw:frame draw:style-name="gr1" draw:layer="layout" svg:width="5.8cm" svg:height="1.75cm" svg:x="11.5cm" svg:y="7.4cm">
          <draw:text-box>
            <text:p>y[i]=x[i-2]+x[i-3]</text:p>
          </draw:text-box>
        </draw:frame>
        <draw:line draw:style-name="gr2" draw:text-style-name="P1" draw:layer="layout" svg:x1="1.4cm" svg:y1="3.6cm" svg:x2="2.6cm" svg:y2="3.6cm">
          <text:p/>
        </draw:line>
        <draw:line draw:style-name="gr2" draw:text-style-name="P1" draw:layer="layout" svg:x1="11.5cm" svg:y1="8.4cm" svg:x2="16.6cm" svg:y2="8.4cm">
          <text:p/>
        </draw:line>
        <draw:custom-shape draw:style-name="gr3" draw:text-style-name="P1" draw:layer="layout" svg:width="8.9cm" svg:height="9.4cm" svg:x="2.6cm" svg:y="2.2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6.4cm" svg:height="1.75cm" svg:x="4.4cm" svg:y="1.05cm">
          <draw:text-box>
            <text:p><text:span text:style-name="T1">H(z)</text:span>=<text:span text:style-name="T1">z</text:span><text:span text:style-name="T2">-2</text:span><text:span text:style-name="T1">+z</text:span><text:span text:style-name="T2">-3</text:span></text:p>
          </draw:text-box>
        </draw:frame>
        <draw:line draw:style-name="gr2" draw:text-style-name="P1" draw:layer="layout" svg:x1="2.6cm" svg:y1="3.572cm" svg:x2="3.8cm" svg:y2="3.572cm">
          <text:p/>
        </draw:line>
        <draw:custom-shape draw:style-name="gr4" draw:text-style-name="P1" draw:layer="layout" svg:width="1.2cm" svg:height="1.2cm" svg:x="9.6cm" svg:y="7.8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8cm" svg:y1="4.4cm" svg:x2="4.8cm" svg:y2="6.2cm">
          <text:p/>
        </draw:line>
        <draw:frame draw:style-name="gr1" draw:layer="layout" svg:width="2.3cm" svg:height="1.75cm" svg:x="5.1cm" svg:y="4.7cm">
          <draw:text-box>
            <text:p>x[i-1]</text:p>
          </draw:text-box>
        </draw:frame>
        <draw:custom-shape draw:style-name="gr4" draw:text-style-name="P1" draw:layer="layout" svg:width="1.6cm" svg:height="1.5cm" svg:x="4cm" svg:y="2.9cm">
          <text:p text:style-name="P1">z<text:span text:style-name="T3">-1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6cm" svg:y1="10.3cm" svg:x2="9.6cm" svg:y2="8.6cm">
          <text:p/>
        </draw:line>
        <draw:frame draw:style-name="gr1" draw:layer="layout" svg:width="2.3cm" svg:height="1.75cm" svg:x="4.8cm" svg:y="8.1cm">
          <draw:text-box>
            <text:p>x[i-2]</text:p>
          </draw:text-box>
        </draw:frame>
        <draw:custom-shape draw:style-name="gr4" draw:text-style-name="P1" draw:layer="layout" svg:width="1.6cm" svg:height="1.5cm" svg:x="4.1cm" svg:y="6.2cm">
          <text:p text:style-name="P1">z<text:span text:style-name="T3">-1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7cm" svg:y1="6.9cm" svg:x2="9.6cm" svg:y2="8.2cm">
          <text:p/>
        </draw:line>
        <draw:frame draw:style-name="gr1" draw:layer="layout" svg:width="2.3cm" svg:height="1.75cm" svg:x="7.1cm" svg:y="10cm">
          <draw:text-box>
            <text:p>x[i-3]</text:p>
          </draw:text-box>
        </draw:frame>
        <draw:custom-shape draw:style-name="gr4" draw:text-style-name="P1" draw:layer="layout" svg:width="1.6cm" svg:height="1.5cm" svg:x="4cm" svg:y="9.5cm">
          <text:p text:style-name="P1">z<text:span text:style-name="T3">-1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cm" svg:y1="7.7cm" svg:x2="4.8cm" svg:y2="9.5cm">
          <text:p/>
        </draw:line>
        <draw:frame draw:style-name="gr1" draw:layer="layout" svg:width="2.3cm" svg:height="1.75cm" svg:x="6.6cm" svg:y="6.3cm">
          <draw:text-box>
            <text:p>x[i-2]</text:p>
          </draw:text-box>
        </draw:frame>
        <draw:line draw:style-name="gr2" draw:text-style-name="P1" draw:layer="layout" svg:x1="10.8cm" svg:y1="8.4cm" svg:x2="11.5cm" svg:y2="8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7-01-19T18:24:13</meta:creation-date>
    <dc:date>2017-01-24T16:24:57</dc:date>
    <dc:creator>tokai </dc:creator>
    <meta:editing-duration>PT47S</meta:editing-duration>
    <meta:editing-cycles>8</meta:editing-cycles>
    <meta:generator>LibreOffice/3.5$Linux_x86 LibreOffice_project/350m1$Build-2</meta:generator>
    <meta:document-statistic meta:object-count="20"/>
  </office:meta>
</office:document-meta>
</file>